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loext:contextual-spacing="false" style:writing-mode="lr-tb"/>
    </style:style>
    <style:style style:name="P3" style:family="paragraph" style:parent-style-name="Standard">
      <style:text-properties officeooo:rsid="000ca8b3" officeooo:paragraph-rsid="000ca8b3"/>
    </style:style>
    <style:style style:name="P4" style:family="paragraph" style:parent-style-name="Preformatted_20_Text" style:list-style-name="L1"/>
    <style:style style:name="P5" style:family="paragraph" style:parent-style-name="Preformatted_20_Text" style:list-style-name="L6"/>
    <style:style style:name="P6" style:family="paragraph" style:parent-style-name="Preformatted_20_Text" style:list-style-name="L1">
      <style:paragraph-properties fo:margin-top="0cm" fo:margin-bottom="0.499cm" loext:contextual-spacing="false" style:writing-mode="lr-tb"/>
    </style:style>
    <style:style style:name="P7" style:family="paragraph" style:parent-style-name="Preformatted_20_Text" style:list-style-name="L6">
      <style:paragraph-properties fo:margin-top="0cm" fo:margin-bottom="0.499cm" loext:contextual-spacing="false" style:writing-mode="lr-tb"/>
    </style:style>
    <style:style style:name="P8" style:family="paragraph" style:parent-style-name="Preformatted_20_Text" style:list-style-name="L1">
      <style:paragraph-properties style:writing-mode="lr-tb"/>
    </style:style>
    <style:style style:name="P9" style:family="paragraph" style:parent-style-name="Preformatted_20_Text" style:list-style-name="L6">
      <style:paragraph-properties style:writing-mode="lr-tb"/>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2">
      <style:paragraph-properties fo:margin-top="0cm" fo:margin-bottom="0cm" loext:contextual-spacing="false"/>
    </style:style>
    <style:style style:name="P23" style:family="paragraph" style:parent-style-name="Text_20_body" style:list-style-name="L3">
      <style:paragraph-properties fo:margin-top="0cm" fo:margin-bottom="0cm" loext:contextual-spacing="false"/>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list-style-name="L5">
      <style:paragraph-properties fo:margin-top="0cm" fo:margin-bottom="0cm" loext:contextual-spacing="false"/>
    </style:style>
    <style:style style:name="P26" style:family="paragraph" style:parent-style-name="Text_20_body" style:list-style-name="L7">
      <style:paragraph-properties fo:margin-top="0cm" fo:margin-bottom="0cm" loext:contextual-spacing="false"/>
    </style:style>
    <style:style style:name="P27" style:family="paragraph" style:parent-style-name="Text_20_body" style:list-style-name="L8">
      <style:paragraph-properties fo:margin-top="0cm" fo:margin-bottom="0cm" loext:contextual-spacing="false"/>
    </style:style>
    <style:style style:name="P28" style:family="paragraph" style:parent-style-name="Text_20_body" style:list-style-name="L9">
      <style:paragraph-properties fo:margin-top="0cm" fo:margin-bottom="0cm" loext:contextual-spacing="false"/>
    </style:style>
    <style:style style:name="P29" style:family="paragraph" style:parent-style-name="Text_20_body" style:list-style-name="L10">
      <style:paragraph-properties fo:margin-top="0cm" fo:margin-bottom="0cm" loext:contextual-spacing="false"/>
    </style:style>
    <style:style style:name="P30" style:family="paragraph" style:parent-style-name="Text_20_body" style:list-style-name="L11">
      <style:paragraph-properties fo:margin-top="0cm" fo:margin-bottom="0cm" loext:contextual-spacing="false"/>
    </style:style>
    <style:style style:name="P31" style:family="paragraph" style:parent-style-name="Text_20_body" style:list-style-name="L12">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orm in Django </text:p>
      <text:p text:style-name="P3">Form in Django </text:p>
      <text:p text:style-name="P3"/>
      <text:p text:style-name="P3">//Import Django form</text:p>
      <text:p text:style-name="P3"><text:s/>Here’s how you can import each of these from Django:</text:p>
      <text:p text:style-name="P3"><text:s text:c="4"/>1. forms (Generic Form):</text:p>
      <text:p text:style-name="P3"><text:s text:c="7"/>from django import forms</text:p>
      <text:p text:style-name="P3"><text:s text:c="4"/>2. ModelForm (A form that works with Django models)</text:p>
      <text:p text:style-name="P3"><text:s text:c="7"/>from django.forms import ModelForm</text:p>
      <text:p text:style-name="P3"><text:s text:c="4"/>3. AuthenticationForm (A form for user login):</text:p>
      <text:p text:style-name="P3"><text:s text:c="7"/>from django.contrib.auth.forms import AuthenticationForm</text:p>
      <text:p text:style-name="P3"><text:s text:c="4"/>4. UserCreationForm (A form for user registration):</text:p>
      <text:p text:style-name="P3"><text:s text:c="7"/>from django.contrib.auth.forms import UserCreationForm</text:p>
      <text:p text:style-name="P3"/>
      <text:p text:style-name="P3"/>
      <text:p text:style-name="P3">UserCreationForm in djagno</text:p>
      <text:h text:style-name="Heading_20_4" text:outline-level="4">ChatGPT said:</text:h>
      <text:p text:style-name="Text_20_body">In Django, <text:span text:style-name="Source_20_Text">UserCreationForm</text:span> is a built-in form provided by Django's <text:span text:style-name="Source_20_Text">django.contrib.auth.forms</text:span> module. It is designed to handle the creation of new user accounts. This form is a convenient way to ensure that user creation is validated properly and integrates seamlessly with Django's authentication system.</text:p>
      <text:p text:style-name="Text_20_body">Here's a quick overview of how to use <text:span text:style-name="Source_20_Text">UserCreationForm</text:span>:</text:p>
      <text:h text:style-name="Heading_20_3" text:outline-level="3">Basic Usage</text:h>
      <text:list xml:id="list502610258" text:style-name="L1">
        <text:list-item>
          <text:p text:style-name="P10"><text:span text:style-name="Strong_20_Emphasis">Import the Form:</text:span></text:p>
          <text:p text:style-name="P10">You need to import <text:span text:style-name="Source_20_Text">UserCreationForm</text:span> from <text:span text:style-name="Source_20_Text">django.contrib.auth.forms</text:span>.</text:p>
          <text:p text:style-name="P4">python</text:p>
          <text:p text:style-name="P4">Copy code</text:p>
          <text:p text:style-name="P6"><text:span text:style-name="Source_20_Text">from django.contrib.auth.forms import UserCreationForm</text:span></text:p>
        </text:list-item>
        <text:list-item>
          <text:p text:style-name="P10"><text:span text:style-name="Strong_20_Emphasis">Create a View:</text:span></text:p>
          <text:p text:style-name="P10">Use the form in a view to handle user registration. Here's a simple example of a view that uses <text:span text:style-name="Source_20_Text">UserCreationForm</text:span>:</text:p>
          <text:p text:style-name="P4">python</text:p>
          <text:p text:style-name="P4">Copy code</text:p>
          <text:p text:style-name="P8"><text:span text:style-name="Source_20_Text">from django.shortcuts import render, redirect</text:span></text:p>
          <text:p text:style-name="P8"><text:span text:style-name="Source_20_Text">from django.contrib.auth.forms import UserCreationForm</text:span></text:p>
          <text:p text:style-name="P8"><text:span text:style-name="Source_20_Text">from django.contrib.auth import login</text:span></text:p>
          <text:p text:style-name="P8"/>
          <text:p text:style-name="P8"><text:span text:style-name="Source_20_Text">def register(request):</text:span></text:p>
          <text:p text:style-name="P8"><text:span text:style-name="Source_20_Text"><text:s text:c="4"/>if request.method == 'POST':</text:span></text:p>
          <text:p text:style-name="P8"><text:span text:style-name="Source_20_Text"><text:s text:c="8"/>form = UserCreationForm(request.POST)</text:span></text:p>
          <text:p text:style-name="P8"><text:span text:style-name="Source_20_Text"><text:s text:c="8"/>if form.is_valid():</text:span></text:p>
          <text:p text:style-name="P8"><text:span text:style-name="Source_20_Text"><text:s text:c="12"/>user = form.save()</text:span></text:p>
          <text:p text:style-name="P8"><text:span text:style-name="Source_20_Text"><text:s text:c="12"/>login(request, user) <text:s/># Automatically log in the user after registration</text:span></text:p>
          <text:p text:style-name="P8"><text:span text:style-name="Source_20_Text"><text:s text:c="12"/>return redirect('home') <text:s/># Redirect to a success page</text:span></text:p>
          <text:p text:style-name="P8"><text:span text:style-name="Source_20_Text"><text:s text:c="4"/>else:</text:span></text:p>
          <text:p text:style-name="P8"><text:span text:style-name="Source_20_Text"><text:s text:c="8"/>form = UserCreationForm()</text:span></text:p>
          <text:p text:style-name="P6"><text:span text:style-name="Source_20_Text"><text:s text:c="4"/>return render(request, 'registration/register.html', {'form': form})</text:span></text:p>
        </text:list-item>
        <text:list-item>
          <text:p text:style-name="P10"><text:soft-page-break/><text:span text:style-name="Strong_20_Emphasis">Create a Template:</text:span></text:p>
          <text:p text:style-name="P10">Create a template (<text:span text:style-name="Source_20_Text">register.html</text:span> in this example) to render the form:</text:p>
          <text:p text:style-name="P4">html</text:p>
          <text:p text:style-name="P4">Copy code</text:p>
          <text:p text:style-name="P8"><text:span text:style-name="Source_20_Text">&lt;!-- templates/registration/register.html --&gt;</text:span></text:p>
          <text:p text:style-name="P8"><text:span text:style-name="Source_20_Text">&lt;!DOCTYPE html&gt;</text:span></text:p>
          <text:p text:style-name="P8"><text:span text:style-name="Source_20_Text">&lt;html&gt;</text:span></text:p>
          <text:p text:style-name="P8"><text:span text:style-name="Source_20_Text">&lt;head&gt;</text:span></text:p>
          <text:p text:style-name="P8"><text:span text:style-name="Source_20_Text"><text:s text:c="4"/>&lt;title&gt;Register&lt;/title&gt;</text:span></text:p>
          <text:p text:style-name="P8"><text:span text:style-name="Source_20_Text">&lt;/head&gt;</text:span></text:p>
          <text:p text:style-name="P8"><text:span text:style-name="Source_20_Text">&lt;body&gt;</text:span></text:p>
          <text:p text:style-name="P8"><text:span text:style-name="Source_20_Text"><text:s text:c="4"/>&lt;h2&gt;Register&lt;/h2&gt;</text:span></text:p>
          <text:p text:style-name="P8"><text:span text:style-name="Source_20_Text"><text:s text:c="4"/>&lt;form method="post"&gt;</text:span></text:p>
          <text:p text:style-name="P8"><text:span text:style-name="Source_20_Text"><text:s text:c="8"/>{% csrf_token %}</text:span></text:p>
          <text:p text:style-name="P8"><text:span text:style-name="Source_20_Text"><text:s text:c="8"/>{{ form.as_p }}</text:span></text:p>
          <text:p text:style-name="P8"><text:span text:style-name="Source_20_Text"><text:s text:c="8"/>&lt;button type="submit"&gt;Register&lt;/button&gt;</text:span></text:p>
          <text:p text:style-name="P8"><text:span text:style-name="Source_20_Text"><text:s text:c="4"/>&lt;/form&gt;</text:span></text:p>
          <text:p text:style-name="P8"><text:span text:style-name="Source_20_Text">&lt;/body&gt;</text:span></text:p>
          <text:p text:style-name="P6"><text:span text:style-name="Source_20_Text">&lt;/html&gt;</text:span></text:p>
        </text:list-item>
        <text:list-item>
          <text:p text:style-name="P10"><text:span text:style-name="Strong_20_Emphasis">Add URL Pattern:</text:span></text:p>
          <text:p text:style-name="P10">Add a URL pattern in your <text:span text:style-name="Source_20_Text">urls.py</text:span> to route to your registration view:</text:p>
          <text:p text:style-name="P4">python</text:p>
          <text:p text:style-name="P4">Copy code</text:p>
          <text:p text:style-name="P8"><text:span text:style-name="Source_20_Text">from django.urls import path</text:span></text:p>
          <text:p text:style-name="P8"><text:span text:style-name="Source_20_Text">from .views import register</text:span></text:p>
          <text:p text:style-name="P8"/>
          <text:p text:style-name="P8"><text:span text:style-name="Source_20_Text">urlpatterns = [</text:span></text:p>
          <text:p text:style-name="P8"><text:span text:style-name="Source_20_Text"><text:s text:c="4"/>path('register/', register, name='register'),</text:span></text:p>
          <text:p text:style-name="P6"><text:span text:style-name="Source_20_Text">]</text:span></text:p>
        </text:list-item>
      </text:list>
      <text:h text:style-name="Heading_20_3" text:outline-level="3">Customizing <text:span text:style-name="Source_20_Text">UserCreationForm</text:span></text:h>
      <text:p text:style-name="Text_20_body">If you need to customize the <text:span text:style-name="Source_20_Text">UserCreationForm</text:span>, you can create a subclass and override fields or add new ones.</text:p>
      <text:p text:style-name="Preformatted_20_Text">python</text:p>
      <text:p text:style-name="Preformatted_20_Text">Copy code</text:p>
      <text:p text:style-name="P1"><text:span text:style-name="Source_20_Text">from django import forms</text:span></text:p>
      <text:p text:style-name="P1"><text:span text:style-name="Source_20_Text">from django.contrib.auth.models import User</text:span></text:p>
      <text:p text:style-name="P1"/>
      <text:p text:style-name="P1"><text:span text:style-name="Source_20_Text">class CustomUserCreationForm(UserCreationForm):</text:span></text:p>
      <text:p text:style-name="P1"><text:span text:style-name="Source_20_Text"><text:s text:c="4"/>email = forms.EmailField(required=True)</text:span></text:p>
      <text:p text:style-name="P1"/>
      <text:p text:style-name="P1"><text:span text:style-name="Source_20_Text"><text:s text:c="4"/>class Meta:</text:span></text:p>
      <text:p text:style-name="P1"><text:span text:style-name="Source_20_Text"><text:s text:c="8"/>model = User</text:span></text:p>
      <text:p text:style-name="P1"><text:span text:style-name="Source_20_Text"><text:s text:c="8"/>fields = ('username', 'email', 'password1', 'password2')</text:span></text:p>
      <text:p text:style-name="P1"/>
      <text:p text:style-name="P1"><text:span text:style-name="Source_20_Text"><text:s text:c="4"/>def save(self, commit=True):</text:span></text:p>
      <text:p text:style-name="P1"><text:span text:style-name="Source_20_Text"><text:s text:c="8"/>user = super().save(commit=False)</text:span></text:p>
      <text:p text:style-name="P1"><text:span text:style-name="Source_20_Text"><text:s text:c="8"/>user.email = self.cleaned_data['email']</text:span></text:p>
      <text:p text:style-name="P1"><text:span text:style-name="Source_20_Text"><text:s text:c="8"/>if commit:</text:span></text:p>
      <text:p text:style-name="P1"><text:span text:style-name="Source_20_Text"><text:s text:c="12"/>user.save()</text:span></text:p>
      <text:p text:style-name="P2"><text:span text:style-name="Source_20_Text"><text:s text:c="8"/>return user</text:span></text:p>
      <text:p text:style-name="Text_20_body">In your view, you would use <text:span text:style-name="Source_20_Text">CustomUserCreationForm</text:span> instead of the standard <text:span text:style-name="Source_20_Text">UserCreationForm</text:span>.</text:p>
      <text:h text:style-name="Heading_20_3" text:outline-level="3"><text:soft-page-break/>Common Features</text:h>
      <text:list xml:id="list2852251398" text:style-name="L2">
        <text:list-item>
          <text:p text:style-name="P22"><text:span text:style-name="Strong_20_Emphasis">Validation:</text:span> The form handles validation for username uniqueness, password strength, and matching password fields.</text:p>
        </text:list-item>
        <text:list-item>
          <text:p text:style-name="P11"><text:span text:style-name="Strong_20_Emphasis">Customization:</text:span> You can customize the form to include additional fields, validation, or custom widgets.</text:p>
        </text:list-item>
      </text:list>
      <text:p text:style-name="Text_20_body"><text:span text:style-name="Source_20_Text">UserCreationForm</text:span> is a powerful tool to simplify user registration while maintaining security and integration with Django's authentication system.</text:p>
      <text:h text:style-name="Heading_20_5" text:outline-level="5">You said:</text:h>
      <text:p text:style-name="Text_20_body">why we did not use model in def register(request) .</text:p>
      <text:h text:style-name="Heading_20_4" text:outline-level="4">ChatGPT said:</text:h>
      <text:p text:style-name="Text_20_body">In the <text:span text:style-name="Source_20_Text">register</text:span> view function provided earlier, we didn't explicitly mention or use a model because the <text:span text:style-name="Source_20_Text">UserCreationForm</text:span> is designed to handle user creation directly with Django's built-in <text:span text:style-name="Source_20_Text">User</text:span> model. Here’s why:</text:p>
      <text:h text:style-name="Heading_20_3" text:outline-level="3">Explanation</text:h>
      <text:list xml:id="list1763062723" text:style-name="L3">
        <text:list-item>
          <text:p text:style-name="P12"><text:span text:style-name="Strong_20_Emphasis">Built-In Form Handling:</text:span></text:p>
          <text:list>
            <text:list-item>
              <text:p text:style-name="P23"><text:span text:style-name="Source_20_Text">UserCreationForm</text:span> is specifically designed for user creation and is tightly coupled with Django’s built-in <text:span text:style-name="Source_20_Text">User</text:span> model. When you use <text:span text:style-name="Source_20_Text">UserCreationForm</text:span>, it already knows that it needs to work with the <text:span text:style-name="Source_20_Text">User</text:span> model, so you don’t need to explicitly reference it in your view.</text:p>
            </text:list-item>
            <text:list-item>
              <text:p text:style-name="P23">The <text:span text:style-name="Source_20_Text">form.save()</text:span> method in <text:span text:style-name="Source_20_Text">UserCreationForm</text:span> handles the process of creating a <text:span text:style-name="Source_20_Text">User</text:span> instance and saving it to the database. This method abstracts away the need to manually create and save a <text:span text:style-name="Source_20_Text">User</text:span> object in your view.</text:p>
            </text:list-item>
          </text:list>
        </text:list-item>
        <text:list-item>
          <text:p text:style-name="P12"><text:span text:style-name="Strong_20_Emphasis">Separation of Concerns:</text:span></text:p>
          <text:list>
            <text:list-item>
              <text:p text:style-name="P23">By using <text:span text:style-name="Source_20_Text">UserCreationForm</text:span>, you keep the view logic clean and focused on handling HTTP requests and responses. The form encapsulates the logic for creating and validating users.</text:p>
            </text:list-item>
            <text:list-item>
              <text:p text:style-name="P23">If you were to handle the user creation manually in the view, you would need to:</text:p>
              <text:list>
                <text:list-item>
                  <text:p text:style-name="P23">Import the <text:span text:style-name="Source_20_Text">User</text:span> model.</text:p>
                </text:list-item>
                <text:list-item>
                  <text:p text:style-name="P23">Create a new instance of the <text:span text:style-name="Source_20_Text">User</text:span> model.</text:p>
                </text:list-item>
                <text:list-item>
                  <text:p text:style-name="P23">Manually handle field validation and password hashing.</text:p>
                </text:list-item>
                <text:list-item>
                  <text:p text:style-name="P23">Save the <text:span text:style-name="Source_20_Text">User</text:span> instance.</text:p>
                </text:list-item>
              </text:list>
            </text:list-item>
          </text:list>
        </text:list-item>
        <text:list-item>
          <text:p text:style-name="P12"><text:span text:style-name="Strong_20_Emphasis">Simplicity:</text:span></text:p>
          <text:list>
            <text:list-item>
              <text:p text:style-name="P23">Using <text:span text:style-name="Source_20_Text">UserCreationForm</text:span> simplifies the code. It handles various aspects of user creation, such as password validation, user uniqueness, and form rendering, internally.</text:p>
            </text:list-item>
            <text:list-item>
              <text:p text:style-name="P12">This approach reduces boilerplate code and leverages Django’s built-in mechanisms for user management.</text:p>
            </text:list-item>
          </text:list>
        </text:list-item>
      </text:list>
      <text:h text:style-name="Heading_20_3" text:outline-level="3"><text:soft-page-break/>What Happens Internally</text:h>
      <text:p text:style-name="Text_20_body">When you call <text:span text:style-name="Source_20_Text">form.save()</text:span> in the <text:span text:style-name="Source_20_Text">UserCreationForm</text:span>, the following happens:</text:p>
      <text:list xml:id="list703092506" text:style-name="L4">
        <text:list-item>
          <text:p text:style-name="P13"><text:span text:style-name="Strong_20_Emphasis">Form Validation:</text:span></text:p>
          <text:list>
            <text:list-item>
              <text:p text:style-name="P24">The form’s <text:span text:style-name="Source_20_Text">is_valid()</text:span> method checks the input data against validation rules (e.g., username uniqueness, password strength).</text:p>
            </text:list-item>
          </text:list>
        </text:list-item>
        <text:list-item>
          <text:p text:style-name="P13"><text:span text:style-name="Strong_20_Emphasis">User Creation:</text:span></text:p>
          <text:list>
            <text:list-item>
              <text:p text:style-name="P24">If the form is valid, <text:span text:style-name="Source_20_Text">form.save()</text:span> creates a new <text:span text:style-name="Source_20_Text">User</text:span> object with the data provided (username, password, etc.) and saves it to the database.</text:p>
            </text:list-item>
          </text:list>
        </text:list-item>
        <text:list-item>
          <text:p text:style-name="P13"><text:span text:style-name="Strong_20_Emphasis">Password Handling:</text:span></text:p>
          <text:list>
            <text:list-item>
              <text:p text:style-name="P13">The form automatically handles password hashing and storage, which is crucial for security.</text:p>
            </text:list-item>
          </text:list>
        </text:list-item>
      </text:list>
      <text:h text:style-name="Heading_20_3" text:outline-level="3">Customizing User Creation</text:h>
      <text:p text:style-name="Text_20_body">If you need to add custom fields or additional logic (e.g., sending a welcome email), you can create a custom form that subclasses <text:span text:style-name="Source_20_Text">UserCreationForm</text:span>. For example:</text:p>
      <text:p text:style-name="Preformatted_20_Text">python</text:p>
      <text:p text:style-name="Preformatted_20_Text">Copy code</text:p>
      <text:p text:style-name="P1"><text:span text:style-name="Source_20_Text">from django import forms</text:span></text:p>
      <text:p text:style-name="P1"><text:span text:style-name="Source_20_Text">from django.contrib.auth.models import User</text:span></text:p>
      <text:p text:style-name="P1"/>
      <text:p text:style-name="P1"><text:span text:style-name="Source_20_Text">class CustomUserCreationForm(UserCreationForm):</text:span></text:p>
      <text:p text:style-name="P1"><text:span text:style-name="Source_20_Text"><text:s text:c="4"/>email = forms.EmailField(required=True)</text:span></text:p>
      <text:p text:style-name="P1"/>
      <text:p text:style-name="P1"><text:span text:style-name="Source_20_Text"><text:s text:c="4"/>class Meta:</text:span></text:p>
      <text:p text:style-name="P1"><text:span text:style-name="Source_20_Text"><text:s text:c="8"/>model = User</text:span></text:p>
      <text:p text:style-name="P1"><text:span text:style-name="Source_20_Text"><text:s text:c="8"/>fields = ('username', 'email', 'password1', 'password2')</text:span></text:p>
      <text:p text:style-name="P1"/>
      <text:p text:style-name="P1"><text:span text:style-name="Source_20_Text"><text:s text:c="4"/>def save(self, commit=True):</text:span></text:p>
      <text:p text:style-name="P1"><text:span text:style-name="Source_20_Text"><text:s text:c="8"/>user = super().save(commit=False)</text:span></text:p>
      <text:p text:style-name="P1"><text:span text:style-name="Source_20_Text"><text:s text:c="8"/>user.email = self.cleaned_data['email']</text:span></text:p>
      <text:p text:style-name="P1"><text:span text:style-name="Source_20_Text"><text:s text:c="8"/>if commit:</text:span></text:p>
      <text:p text:style-name="P1"><text:span text:style-name="Source_20_Text"><text:s text:c="12"/>user.save()</text:span></text:p>
      <text:p text:style-name="P2"><text:span text:style-name="Source_20_Text"><text:s text:c="8"/>return user</text:span></text:p>
      <text:p text:style-name="Text_20_body">In this case, the custom form still abstracts away the details of interacting directly with the <text:span text:style-name="Source_20_Text">User</text:span> model, focusing instead on the additional logic and validation.</text:p>
      <text:p text:style-name="Text_20_body">In summary, <text:span text:style-name="Source_20_Text">UserCreationForm</text:span> is designed to handle user creation seamlessly without requiring you to directly interact with the <text:span text:style-name="Source_20_Text">User</text:span> model in your view, promoting simplicity and maintaining a clean separation of concerns.</text:p>
      <text:h text:style-name="Heading_20_5" text:outline-level="5">You said:</text:h>
      <text:p text:style-name="Text_20_body">when to use Model in view </text:p>
      <text:h text:style-name="Heading_20_4" text:outline-level="4">ChatGPT said:</text:h>
      <text:p text:style-name="Text_20_body">In Django, you typically use models directly in views when you need to perform operations that involve interacting with the database beyond what forms provide. Here are common scenarios where you might interact directly with models in your views:</text:p>
      <text:h text:style-name="Heading_20_3" text:outline-level="3"><text:soft-page-break/>1. <text:span text:style-name="Strong_20_Emphasis">Custom Data Queries</text:span></text:h>
      <text:p text:style-name="Text_20_body">When you need to perform complex queries or retrieve specific data that isn’t covered by the default form handling or isn’t suited for the standard form validation, you’ll interact directly with models.</text:p>
      <text:p text:style-name="Text_20_body"><text:span text:style-name="Strong_20_Emphasis">Example: Retrieving a List of Items</text:span></text:p>
      <text:p text:style-name="Preformatted_20_Text">python</text:p>
      <text:p text:style-name="Preformatted_20_Text">Copy code</text:p>
      <text:p text:style-name="P1"><text:span text:style-name="Source_20_Text">from django.shortcuts import render</text:span></text:p>
      <text:p text:style-name="P1"><text:span text:style-name="Source_20_Text">from .models import Product</text:span></text:p>
      <text:p text:style-name="P1"/>
      <text:p text:style-name="P1"><text:span text:style-name="Source_20_Text">def product_list(request):</text:span></text:p>
      <text:p text:style-name="P1"><text:span text:style-name="Source_20_Text"><text:s text:c="4"/>products = Product.objects.filter(is_available=True)</text:span></text:p>
      <text:p text:style-name="P2"><text:span text:style-name="Source_20_Text"><text:s text:c="4"/>return render(request, 'product_list.html', {'products': products})</text:span></text:p>
      <text:h text:style-name="Heading_20_3" text:outline-level="3">2. <text:span text:style-name="Strong_20_Emphasis">Manual Data Manipulation</text:span></text:h>
      <text:p text:style-name="Text_20_body">If you need to perform custom logic or data manipulation before saving it to the database, you’ll interact directly with models.</text:p>
      <text:p text:style-name="Text_20_body"><text:span text:style-name="Strong_20_Emphasis">Example: Creating a New Product with Custom Logic</text:span></text:p>
      <text:p text:style-name="Preformatted_20_Text">python</text:p>
      <text:p text:style-name="Preformatted_20_Text">Copy code</text:p>
      <text:p text:style-name="P1"><text:span text:style-name="Source_20_Text">from django.shortcuts import render, redirect</text:span></text:p>
      <text:p text:style-name="P1"><text:span text:style-name="Source_20_Text">from .models import Product</text:span></text:p>
      <text:p text:style-name="P1"/>
      <text:p text:style-name="P1"><text:span text:style-name="Source_20_Text">def add_product(request):</text:span></text:p>
      <text:p text:style-name="P1"><text:span text:style-name="Source_20_Text"><text:s text:c="4"/>if request.method == 'POST':</text:span></text:p>
      <text:p text:style-name="P1"><text:span text:style-name="Source_20_Text"><text:s text:c="8"/>name = request.POST.get('name')</text:span></text:p>
      <text:p text:style-name="P1"><text:span text:style-name="Source_20_Text"><text:s text:c="8"/>price = float(request.POST.get('price'))</text:span></text:p>
      <text:p text:style-name="P1"><text:span text:style-name="Source_20_Text"><text:s text:c="8"/></text:span></text:p>
      <text:p text:style-name="P1"><text:span text:style-name="Source_20_Text"><text:s text:c="8"/># Custom logic</text:span></text:p>
      <text:p text:style-name="P1"><text:span text:style-name="Source_20_Text"><text:s text:c="8"/>if price &gt; 1000:</text:span></text:p>
      <text:p text:style-name="P1"><text:span text:style-name="Source_20_Text"><text:s text:c="12"/># Apply a discount</text:span></text:p>
      <text:p text:style-name="P1"><text:span text:style-name="Source_20_Text"><text:s text:c="12"/>price *= 0.9</text:span></text:p>
      <text:p text:style-name="P1"><text:span text:style-name="Source_20_Text"><text:s text:c="8"/></text:span></text:p>
      <text:p text:style-name="P1"><text:span text:style-name="Source_20_Text"><text:s text:c="8"/>product = Product(name=name, price=price)</text:span></text:p>
      <text:p text:style-name="P1"><text:span text:style-name="Source_20_Text"><text:s text:c="8"/>product.save()</text:span></text:p>
      <text:p text:style-name="P1"><text:span text:style-name="Source_20_Text"><text:s text:c="8"/>return redirect('product_list')</text:span></text:p>
      <text:p text:style-name="P1"><text:span text:style-name="Source_20_Text"><text:s text:c="4"/></text:span></text:p>
      <text:p text:style-name="P2"><text:span text:style-name="Source_20_Text"><text:s text:c="4"/>return render(request, 'add_product.html')</text:span></text:p>
      <text:h text:style-name="Heading_20_3" text:outline-level="3">3. <text:span text:style-name="Strong_20_Emphasis">Form Handling with Direct Model Interaction</text:span></text:h>
      <text:p text:style-name="Text_20_body">When you need to handle form submissions and save data to the database, you might interact directly with models if you’re not using a form or if you need to perform additional checks or modifications.</text:p>
      <text:p text:style-name="Text_20_body"><text:span text:style-name="Strong_20_Emphasis">Example: Custom User Registration</text:span></text:p>
      <text:p text:style-name="Preformatted_20_Text">python</text:p>
      <text:p text:style-name="Preformatted_20_Text">Copy code</text:p>
      <text:p text:style-name="P1"><text:span text:style-name="Source_20_Text">from django.shortcuts import render, redirect</text:span></text:p>
      <text:p text:style-name="P1"><text:span text:style-name="Source_20_Text">from django.contrib.auth.models import User</text:span></text:p>
      <text:p text:style-name="P1"><text:span text:style-name="Source_20_Text">from django.contrib.auth import login</text:span></text:p>
      <text:p text:style-name="P1"><text:span text:style-name="Source_20_Text">from django.contrib import messages</text:span></text:p>
      <text:p text:style-name="P1"/>
      <text:p text:style-name="P1"><text:soft-page-break/><text:span text:style-name="Source_20_Text">def register(request):</text:span></text:p>
      <text:p text:style-name="P1"><text:span text:style-name="Source_20_Text"><text:s text:c="4"/>if request.method == 'POST':</text:span></text:p>
      <text:p text:style-name="P1"><text:span text:style-name="Source_20_Text"><text:s text:c="8"/>username = request.POST.get('username')</text:span></text:p>
      <text:p text:style-name="P1"><text:span text:style-name="Source_20_Text"><text:s text:c="8"/>password = request.POST.get('password')</text:span></text:p>
      <text:p text:style-name="P1"><text:span text:style-name="Source_20_Text"><text:s text:c="8"/>email = request.POST.get('email')</text:span></text:p>
      <text:p text:style-name="P1"><text:span text:style-name="Source_20_Text"><text:s text:c="8"/></text:span></text:p>
      <text:p text:style-name="P1"><text:span text:style-name="Source_20_Text"><text:s text:c="8"/>if User.objects.filter(username=username).exists():</text:span></text:p>
      <text:p text:style-name="P1"><text:span text:style-name="Source_20_Text"><text:s text:c="12"/>messages.error(request, 'Username already taken.')</text:span></text:p>
      <text:p text:style-name="P1"><text:span text:style-name="Source_20_Text"><text:s text:c="8"/>else:</text:span></text:p>
      <text:p text:style-name="P1"><text:span text:style-name="Source_20_Text"><text:s text:c="12"/>user = User(username=username, email=email)</text:span></text:p>
      <text:p text:style-name="P1"><text:span text:style-name="Source_20_Text"><text:s text:c="12"/>user.set_password(password)</text:span></text:p>
      <text:p text:style-name="P1"><text:span text:style-name="Source_20_Text"><text:s text:c="12"/>user.save()</text:span></text:p>
      <text:p text:style-name="P1"><text:span text:style-name="Source_20_Text"><text:s text:c="12"/>login(request, user)</text:span></text:p>
      <text:p text:style-name="P1"><text:span text:style-name="Source_20_Text"><text:s text:c="12"/>return redirect('home')</text:span></text:p>
      <text:p text:style-name="P1"><text:span text:style-name="Source_20_Text"><text:s text:c="4"/></text:span></text:p>
      <text:p text:style-name="P2"><text:span text:style-name="Source_20_Text"><text:s text:c="4"/>return render(request, 'register.html')</text:span></text:p>
      <text:h text:style-name="Heading_20_3" text:outline-level="3">4. <text:span text:style-name="Strong_20_Emphasis">Performing Aggregations or Calculations</text:span></text:h>
      <text:p text:style-name="Text_20_body">When you need to perform aggregations, calculations, or other data processing tasks that involve querying the database, you’ll use models directly.</text:p>
      <text:p text:style-name="Text_20_body"><text:span text:style-name="Strong_20_Emphasis">Example: Calculating the Total Sales</text:span></text:p>
      <text:p text:style-name="Preformatted_20_Text">python</text:p>
      <text:p text:style-name="Preformatted_20_Text">Copy code</text:p>
      <text:p text:style-name="P1"><text:span text:style-name="Source_20_Text">from django.shortcuts import render</text:span></text:p>
      <text:p text:style-name="P1"><text:span text:style-name="Source_20_Text">from .models import Sale</text:span></text:p>
      <text:p text:style-name="P1"/>
      <text:p text:style-name="P1"><text:span text:style-name="Source_20_Text">def total_sales(request):</text:span></text:p>
      <text:p text:style-name="P1"><text:span text:style-name="Source_20_Text"><text:s text:c="4"/>total = Sale.objects.aggregate(total_amount=Sum('amount'))</text:span></text:p>
      <text:p text:style-name="P2"><text:span text:style-name="Source_20_Text"><text:s text:c="4"/>return render(request, 'total_sales.html', {'total': total['total_amount']})</text:span></text:p>
      <text:h text:style-name="Heading_20_3" text:outline-level="3">5. <text:span text:style-name="Strong_20_Emphasis">Complex Querysets</text:span></text:h>
      <text:p text:style-name="Text_20_body">For complex querying or filtering that is beyond the basic form capabilities, you’ll use models.</text:p>
      <text:p text:style-name="Text_20_body"><text:span text:style-name="Strong_20_Emphasis">Example: Filtering Based on User Profile</text:span></text:p>
      <text:p text:style-name="Preformatted_20_Text">python</text:p>
      <text:p text:style-name="Preformatted_20_Text">Copy code</text:p>
      <text:p text:style-name="P1"><text:span text:style-name="Source_20_Text">from django.shortcuts import render</text:span></text:p>
      <text:p text:style-name="P1"><text:span text:style-name="Source_20_Text">from .models import UserProfile</text:span></text:p>
      <text:p text:style-name="P1"/>
      <text:p text:style-name="P1"><text:span text:style-name="Source_20_Text">def user_profiles(request):</text:span></text:p>
      <text:p text:style-name="P1"><text:span text:style-name="Source_20_Text"><text:s text:c="4"/># Assume there's a many-to-many relationship</text:span></text:p>
      <text:p text:style-name="P1"><text:span text:style-name="Source_20_Text"><text:s text:c="4"/>profiles = UserProfile.objects.filter(interests__icontains='sports')</text:span></text:p>
      <text:p text:style-name="P2"><text:span text:style-name="Source_20_Text"><text:s text:c="4"/>return render(request, 'user_profiles.html', {'profiles': profiles})</text:span></text:p>
      <text:h text:style-name="Heading_20_3" text:outline-level="3">6. <text:span text:style-name="Strong_20_Emphasis">Using Model Managers</text:span></text:h>
      <text:p text:style-name="Text_20_body">For common queries or operations that are reused across your application, you might define custom model methods or managers and use them in your views.</text:p>
      <text:p text:style-name="Text_20_body"><text:span text:style-name="Strong_20_Emphasis">Example: Custom Manager</text:span></text:p>
      <text:p text:style-name="Preformatted_20_Text">python</text:p>
      <text:p text:style-name="Preformatted_20_Text">Copy code</text:p>
      <text:p text:style-name="P1"><text:span text:style-name="Source_20_Text">from django.db import models</text:span></text:p>
      <text:p text:style-name="P1"/>
      <text:p text:style-name="P1"><text:soft-page-break/><text:span text:style-name="Source_20_Text">class ProductManager(models.Manager):</text:span></text:p>
      <text:p text:style-name="P1"><text:span text:style-name="Source_20_Text"><text:s text:c="4"/>def available_products(self):</text:span></text:p>
      <text:p text:style-name="P1"><text:span text:style-name="Source_20_Text"><text:s text:c="8"/>return self.filter(is_available=True)</text:span></text:p>
      <text:p text:style-name="P1"/>
      <text:p text:style-name="P1"><text:span text:style-name="Source_20_Text">class Product(models.Model):</text:span></text:p>
      <text:p text:style-name="P1"><text:span text:style-name="Source_20_Text"><text:s text:c="4"/>name = models.CharField(max_length=100)</text:span></text:p>
      <text:p text:style-name="P1"><text:span text:style-name="Source_20_Text"><text:s text:c="4"/>is_available = models.BooleanField(default=True)</text:span></text:p>
      <text:p text:style-name="P1"/>
      <text:p text:style-name="P2"><text:span text:style-name="Source_20_Text"><text:s text:c="4"/>objects = ProductManager()</text:span></text:p>
      <text:p text:style-name="Text_20_body"><text:span text:style-name="Strong_20_Emphasis">Usage in View:</text:span></text:p>
      <text:p text:style-name="Preformatted_20_Text">python</text:p>
      <text:p text:style-name="Preformatted_20_Text">Copy code</text:p>
      <text:p text:style-name="P1"><text:span text:style-name="Source_20_Text">def available_products_view(request):</text:span></text:p>
      <text:p text:style-name="P1"><text:span text:style-name="Source_20_Text"><text:s text:c="4"/>products = Product.objects.available_products()</text:span></text:p>
      <text:p text:style-name="P2"><text:span text:style-name="Source_20_Text"><text:s text:c="4"/>return render(request, 'available_products.html', {'products': products})</text:span></text:p>
      <text:h text:style-name="Heading_20_3" text:outline-level="3">Summary</text:h>
      <text:p text:style-name="Text_20_body">You interact with models directly in views when you need to:</text:p>
      <text:list xml:id="list1395326129" text:style-name="L5">
        <text:list-item>
          <text:p text:style-name="P25">Perform custom queries and data retrieval.</text:p>
        </text:list-item>
        <text:list-item>
          <text:p text:style-name="P25">Manipulate data before saving it.</text:p>
        </text:list-item>
        <text:list-item>
          <text:p text:style-name="P25">Handle form submissions with additional logic.</text:p>
        </text:list-item>
        <text:list-item>
          <text:p text:style-name="P25">Perform complex calculations or aggregations.</text:p>
        </text:list-item>
        <text:list-item>
          <text:p text:style-name="P14">Utilize custom model methods or managers.</text:p>
        </text:list-item>
      </text:list>
      <text:p text:style-name="Text_20_body">Using models directly in views gives you fine-grained control over how data is managed and presented in your application.</text:p>
      <text:h text:style-name="Heading_20_5" text:outline-level="5">You said:</text:h>
      <text:p text:style-name="Text_20_body">AuthenticationForm in django</text:p>
      <text:h text:style-name="Heading_20_4" text:outline-level="4">ChatGPT said:</text:h>
      <text:p text:style-name="Text_20_body">In Django, <text:span text:style-name="Source_20_Text">AuthenticationForm</text:span> is a built-in form that handles user authentication, specifically for logging in users. It is part of the <text:span text:style-name="Source_20_Text">django.contrib.auth.forms</text:span> module and provides a convenient way to authenticate users by validating their credentials against the stored user data.</text:p>
      <text:p text:style-name="Text_20_body">Here’s a detailed overview of how to use <text:span text:style-name="Source_20_Text">AuthenticationForm</text:span>:</text:p>
      <text:h text:style-name="Heading_20_3" text:outline-level="3">Basic Usage</text:h>
      <text:list xml:id="list4237649080" text:style-name="L6">
        <text:list-item>
          <text:p text:style-name="P15"><text:span text:style-name="Strong_20_Emphasis">Import the Form:</text:span></text:p>
          <text:p text:style-name="P15">Import <text:span text:style-name="Source_20_Text">AuthenticationForm</text:span> from <text:span text:style-name="Source_20_Text">django.contrib.auth.forms</text:span>.</text:p>
          <text:p text:style-name="P5">python</text:p>
          <text:p text:style-name="P5">Copy code</text:p>
          <text:p text:style-name="P7"><text:span text:style-name="Source_20_Text">from django.contrib.auth.forms import AuthenticationForm</text:span></text:p>
        </text:list-item>
        <text:list-item>
          <text:p text:style-name="P15"><text:span text:style-name="Strong_20_Emphasis">Create a View for Login:</text:span></text:p>
          <text:p text:style-name="P15"><text:soft-page-break/>Use the form in a view to handle user login. Here’s an example of a view that processes login requests:</text:p>
          <text:p text:style-name="P5">python</text:p>
          <text:p text:style-name="P5">Copy code</text:p>
          <text:p text:style-name="P9"><text:span text:style-name="Source_20_Text">from django.shortcuts import render, redirect</text:span></text:p>
          <text:p text:style-name="P9"><text:span text:style-name="Source_20_Text">from django.contrib.auth import authenticate, login</text:span></text:p>
          <text:p text:style-name="P9"><text:span text:style-name="Source_20_Text">from django.contrib.auth.forms import AuthenticationForm</text:span></text:p>
          <text:p text:style-name="P9"><text:span text:style-name="Source_20_Text">from django.contrib import messages</text:span></text:p>
          <text:p text:style-name="P9"/>
          <text:p text:style-name="P9"><text:span text:style-name="Source_20_Text">def login_view(request):</text:span></text:p>
          <text:p text:style-name="P9"><text:span text:style-name="Source_20_Text"><text:s text:c="4"/>if request.method == 'POST':</text:span></text:p>
          <text:p text:style-name="P9"><text:span text:style-name="Source_20_Text"><text:s text:c="8"/>form = AuthenticationForm(request, data=request.POST)</text:span></text:p>
          <text:p text:style-name="P9"><text:span text:style-name="Source_20_Text"><text:s text:c="8"/>if form.is_valid():</text:span></text:p>
          <text:p text:style-name="P9"><text:span text:style-name="Source_20_Text"><text:s text:c="12"/># Get the user object</text:span></text:p>
          <text:p text:style-name="P9"><text:span text:style-name="Source_20_Text"><text:s text:c="12"/>user = form.get_user()</text:span></text:p>
          <text:p text:style-name="P9"><text:span text:style-name="Source_20_Text"><text:s text:c="12"/># Log in the user</text:span></text:p>
          <text:p text:style-name="P9"><text:span text:style-name="Source_20_Text"><text:s text:c="12"/>login(request, user)</text:span></text:p>
          <text:p text:style-name="P9"><text:span text:style-name="Source_20_Text"><text:s text:c="12"/>return redirect('home') <text:s/># Redirect to a success page</text:span></text:p>
          <text:p text:style-name="P9"><text:span text:style-name="Source_20_Text"><text:s text:c="8"/>else:</text:span></text:p>
          <text:p text:style-name="P9"><text:span text:style-name="Source_20_Text"><text:s text:c="12"/>messages.error(request, 'Invalid username or password.')</text:span></text:p>
          <text:p text:style-name="P9"><text:span text:style-name="Source_20_Text"><text:s text:c="4"/>else:</text:span></text:p>
          <text:p text:style-name="P9"><text:span text:style-name="Source_20_Text"><text:s text:c="8"/>form = AuthenticationForm()</text:span></text:p>
          <text:p text:style-name="P7"><text:span text:style-name="Source_20_Text"><text:s text:c="4"/>return render(request, 'registration/login.html', {'form': form})</text:span></text:p>
        </text:list-item>
        <text:list-item>
          <text:p text:style-name="P15"><text:span text:style-name="Strong_20_Emphasis">Create a Template:</text:span></text:p>
          <text:p text:style-name="P15">Create a template (<text:span text:style-name="Source_20_Text">login.html</text:span> in this example) to render the form:</text:p>
          <text:p text:style-name="P5">html</text:p>
          <text:p text:style-name="P5">Copy code</text:p>
          <text:p text:style-name="P9"><text:span text:style-name="Source_20_Text">&lt;!-- templates/registration/login.html --&gt;</text:span></text:p>
          <text:p text:style-name="P9"><text:span text:style-name="Source_20_Text">&lt;!DOCTYPE html&gt;</text:span></text:p>
          <text:p text:style-name="P9"><text:span text:style-name="Source_20_Text">&lt;html&gt;</text:span></text:p>
          <text:p text:style-name="P9"><text:span text:style-name="Source_20_Text">&lt;head&gt;</text:span></text:p>
          <text:p text:style-name="P9"><text:span text:style-name="Source_20_Text"><text:s text:c="4"/>&lt;title&gt;Login&lt;/title&gt;</text:span></text:p>
          <text:p text:style-name="P9"><text:span text:style-name="Source_20_Text">&lt;/head&gt;</text:span></text:p>
          <text:p text:style-name="P9"><text:span text:style-name="Source_20_Text">&lt;body&gt;</text:span></text:p>
          <text:p text:style-name="P9"><text:span text:style-name="Source_20_Text"><text:s text:c="4"/>&lt;h2&gt;Login&lt;/h2&gt;</text:span></text:p>
          <text:p text:style-name="P9"><text:span text:style-name="Source_20_Text"><text:s text:c="4"/>&lt;form method="post"&gt;</text:span></text:p>
          <text:p text:style-name="P9"><text:span text:style-name="Source_20_Text"><text:s text:c="8"/>{% csrf_token %}</text:span></text:p>
          <text:p text:style-name="P9"><text:span text:style-name="Source_20_Text"><text:s text:c="8"/>{{ form.as_p }}</text:span></text:p>
          <text:p text:style-name="P9"><text:span text:style-name="Source_20_Text"><text:s text:c="8"/>&lt;button type="submit"&gt;Login&lt;/button&gt;</text:span></text:p>
          <text:p text:style-name="P9"><text:span text:style-name="Source_20_Text"><text:s text:c="4"/>&lt;/form&gt;</text:span></text:p>
          <text:p text:style-name="P9"><text:span text:style-name="Source_20_Text">&lt;/body&gt;</text:span></text:p>
          <text:p text:style-name="P7"><text:span text:style-name="Source_20_Text">&lt;/html&gt;</text:span></text:p>
        </text:list-item>
        <text:list-item>
          <text:p text:style-name="P15"><text:span text:style-name="Strong_20_Emphasis">Add URL Pattern:</text:span></text:p>
          <text:p text:style-name="P15">Add a URL pattern in your <text:span text:style-name="Source_20_Text">urls.py</text:span> to route to your login view:</text:p>
          <text:p text:style-name="P5">python</text:p>
          <text:p text:style-name="P5">Copy code</text:p>
          <text:p text:style-name="P9"><text:span text:style-name="Source_20_Text">from django.urls import path</text:span></text:p>
          <text:p text:style-name="P9"><text:span text:style-name="Source_20_Text">from .views import login_view</text:span></text:p>
          <text:p text:style-name="P9"/>
          <text:p text:style-name="P9"><text:span text:style-name="Source_20_Text">urlpatterns = [</text:span></text:p>
          <text:p text:style-name="P9"><text:span text:style-name="Source_20_Text"><text:s text:c="4"/>path('login/', login_view, name='login'),</text:span></text:p>
          <text:p text:style-name="P7"><text:span text:style-name="Source_20_Text">]</text:span></text:p>
        </text:list-item>
      </text:list>
      <text:h text:style-name="Heading_20_3" text:outline-level="3"><text:soft-page-break/>Customizing <text:span text:style-name="Source_20_Text">AuthenticationForm</text:span></text:h>
      <text:p text:style-name="Text_20_body">If you need to customize <text:span text:style-name="Source_20_Text">AuthenticationForm</text:span>, you can subclass it and modify its behavior.</text:p>
      <text:p text:style-name="Text_20_body"><text:span text:style-name="Strong_20_Emphasis">Example: Adding Custom Widgets</text:span></text:p>
      <text:p text:style-name="Preformatted_20_Text">python</text:p>
      <text:p text:style-name="Preformatted_20_Text">Copy code</text:p>
      <text:p text:style-name="P1"><text:span text:style-name="Source_20_Text">from django import forms</text:span></text:p>
      <text:p text:style-name="P1"><text:span text:style-name="Source_20_Text">from django.contrib.auth.forms import AuthenticationForm</text:span></text:p>
      <text:p text:style-name="P1"/>
      <text:p text:style-name="P1"><text:span text:style-name="Source_20_Text">class CustomAuthenticationForm(AuthenticationForm):</text:span></text:p>
      <text:p text:style-name="P1"><text:span text:style-name="Source_20_Text"><text:s text:c="4"/>username = forms.CharField(widget=forms.TextInput(attrs={'placeholder': 'Username'}))</text:span></text:p>
      <text:p text:style-name="P2"><text:span text:style-name="Source_20_Text"><text:s text:c="4"/>password = forms.CharField(widget=forms.PasswordInput(attrs={'placeholder': 'Password'}))</text:span></text:p>
      <text:p text:style-name="Text_20_body">In your view, use <text:span text:style-name="Source_20_Text">CustomAuthenticationForm</text:span> instead of <text:span text:style-name="Source_20_Text">AuthenticationForm</text:span>.</text:p>
      <text:h text:style-name="Heading_20_3" text:outline-level="3">Common Features</text:h>
      <text:list xml:id="list502842402" text:style-name="L7">
        <text:list-item>
          <text:p text:style-name="P26"><text:span text:style-name="Strong_20_Emphasis">Validation:</text:span> <text:span text:style-name="Source_20_Text">AuthenticationForm</text:span> validates user credentials against the database. If the credentials are correct, it retrieves the user object; otherwise, it returns an error.</text:p>
        </text:list-item>
        <text:list-item>
          <text:p text:style-name="P16"><text:span text:style-name="Strong_20_Emphasis">User Retrieval:</text:span> The <text:span text:style-name="Source_20_Text">get_user()</text:span> method of the form returns the <text:span text:style-name="Source_20_Text">User</text:span> object if authentication is successful.</text:p>
        </text:list-item>
      </text:list>
      <text:h text:style-name="Heading_20_3" text:outline-level="3">What Happens Internally</text:h>
      <text:list xml:id="list3310991359" text:style-name="L8">
        <text:list-item>
          <text:p text:style-name="P17"><text:span text:style-name="Strong_20_Emphasis">Form Submission:</text:span></text:p>
          <text:list>
            <text:list-item>
              <text:p text:style-name="P27">The form receives <text:span text:style-name="Source_20_Text">POST</text:span> data containing the username and password.</text:p>
            </text:list-item>
          </text:list>
        </text:list-item>
        <text:list-item>
          <text:p text:style-name="P17"><text:span text:style-name="Strong_20_Emphasis">Validation:</text:span></text:p>
          <text:list>
            <text:list-item>
              <text:p text:style-name="P27">The <text:span text:style-name="Source_20_Text">is_valid()</text:span> method checks the provided credentials. If valid, it authenticates the user by querying the database.</text:p>
            </text:list-item>
          </text:list>
        </text:list-item>
        <text:list-item>
          <text:p text:style-name="P17"><text:span text:style-name="Strong_20_Emphasis">User Authentication:</text:span></text:p>
          <text:list>
            <text:list-item>
              <text:p text:style-name="P27">The <text:span text:style-name="Source_20_Text">get_user()</text:span> method returns the user object if authentication succeeds.</text:p>
            </text:list-item>
          </text:list>
        </text:list-item>
        <text:list-item>
          <text:p text:style-name="P17"><text:span text:style-name="Strong_20_Emphasis">Login:</text:span></text:p>
          <text:list>
            <text:list-item>
              <text:p text:style-name="P17">The <text:span text:style-name="Source_20_Text">login()</text:span> function is called to establish a session for the authenticated user.</text:p>
            </text:list-item>
          </text:list>
        </text:list-item>
      </text:list>
      <text:h text:style-name="Heading_20_3" text:outline-level="3">Example: Complete Customization</text:h>
      <text:p text:style-name="Text_20_body">Here’s a complete example showing how to use a customized <text:span text:style-name="Source_20_Text">AuthenticationForm</text:span> in a view:</text:p>
      <text:p text:style-name="Text_20_body"><text:span text:style-name="Strong_20_Emphasis">Custom Form:</text:span></text:p>
      <text:p text:style-name="Preformatted_20_Text">python</text:p>
      <text:p text:style-name="Preformatted_20_Text">Copy code</text:p>
      <text:p text:style-name="P1"><text:span text:style-name="Source_20_Text">from django import forms</text:span></text:p>
      <text:p text:style-name="P1"><text:span text:style-name="Source_20_Text">from django.contrib.auth.forms import AuthenticationForm</text:span></text:p>
      <text:p text:style-name="P1"/>
      <text:p text:style-name="P1"><text:span text:style-name="Source_20_Text">class CustomAuthenticationForm(AuthenticationForm):</text:span></text:p>
      <text:p text:style-name="P1"><text:span text:style-name="Source_20_Text"><text:s text:c="4"/>username = forms.CharField(</text:span></text:p>
      <text:p text:style-name="P1"><text:span text:style-name="Source_20_Text"><text:s text:c="8"/>label='Username',</text:span></text:p>
      <text:p text:style-name="P1"><text:span text:style-name="Source_20_Text"><text:s text:c="8"/>widget=forms.TextInput(attrs={'class': 'form-control', 'placeholder': 'Username'})</text:span></text:p>
      <text:p text:style-name="P1"><text:soft-page-break/><text:span text:style-name="Source_20_Text"><text:s text:c="4"/>)</text:span></text:p>
      <text:p text:style-name="P1"><text:span text:style-name="Source_20_Text"><text:s text:c="4"/>password = forms.CharField(</text:span></text:p>
      <text:p text:style-name="P1"><text:span text:style-name="Source_20_Text"><text:s text:c="8"/>label='Password',</text:span></text:p>
      <text:p text:style-name="P1"><text:span text:style-name="Source_20_Text"><text:s text:c="8"/>widget=forms.PasswordInput(attrs={'class': 'form-control', 'placeholder': 'Password'})</text:span></text:p>
      <text:p text:style-name="P2"><text:span text:style-name="Source_20_Text"><text:s text:c="4"/>)</text:span></text:p>
      <text:p text:style-name="Text_20_body"><text:span text:style-name="Strong_20_Emphasis">View:</text:span></text:p>
      <text:p text:style-name="Preformatted_20_Text">python</text:p>
      <text:p text:style-name="Preformatted_20_Text">Copy code</text:p>
      <text:p text:style-name="P1"><text:span text:style-name="Source_20_Text">from django.shortcuts import render, redirect</text:span></text:p>
      <text:p text:style-name="P1"><text:span text:style-name="Source_20_Text">from django.contrib.auth import login</text:span></text:p>
      <text:p text:style-name="P1"><text:span text:style-name="Source_20_Text">from django.contrib import messages</text:span></text:p>
      <text:p text:style-name="P1"><text:span text:style-name="Source_20_Text">from .forms import CustomAuthenticationForm</text:span></text:p>
      <text:p text:style-name="P1"/>
      <text:p text:style-name="P1"><text:span text:style-name="Source_20_Text">def custom_login_view(request):</text:span></text:p>
      <text:p text:style-name="P1"><text:span text:style-name="Source_20_Text"><text:s text:c="4"/>if request.method == 'POST':</text:span></text:p>
      <text:p text:style-name="P1"><text:span text:style-name="Source_20_Text"><text:s text:c="8"/>form = CustomAuthenticationForm(request, data=request.POST)</text:span></text:p>
      <text:p text:style-name="P1"><text:span text:style-name="Source_20_Text"><text:s text:c="8"/>if form.is_valid():</text:span></text:p>
      <text:p text:style-name="P1"><text:span text:style-name="Source_20_Text"><text:s text:c="12"/>user = form.get_user()</text:span></text:p>
      <text:p text:style-name="P1"><text:span text:style-name="Source_20_Text"><text:s text:c="12"/>login(request, user)</text:span></text:p>
      <text:p text:style-name="P1"><text:span text:style-name="Source_20_Text"><text:s text:c="12"/>return redirect('home')</text:span></text:p>
      <text:p text:style-name="P1"><text:span text:style-name="Source_20_Text"><text:s text:c="8"/>else:</text:span></text:p>
      <text:p text:style-name="P1"><text:span text:style-name="Source_20_Text"><text:s text:c="12"/>messages.error(request, 'Invalid username or password.')</text:span></text:p>
      <text:p text:style-name="P1"><text:span text:style-name="Source_20_Text"><text:s text:c="4"/>else:</text:span></text:p>
      <text:p text:style-name="P1"><text:span text:style-name="Source_20_Text"><text:s text:c="8"/>form = CustomAuthenticationForm()</text:span></text:p>
      <text:p text:style-name="P2"><text:span text:style-name="Source_20_Text"><text:s text:c="4"/>return render(request, 'registration/login.html', {'form': form})</text:span></text:p>
      <text:p text:style-name="Text_20_body">In this example, <text:span text:style-name="Source_20_Text">CustomAuthenticationForm</text:span> adds custom widgets to the form fields, enhancing the user experience and making the form visually consistent with your site's design.</text:p>
      <text:p text:style-name="Text_20_body">By using <text:span text:style-name="Source_20_Text">AuthenticationForm</text:span>, you leverage Django’s built-in user authentication mechanisms while retaining the flexibility to customize the form to fit your specific needs.</text:p>
      <text:h text:style-name="Heading_20_5" text:outline-level="5">You said:</text:h>
      <text:p text:style-name="Text_20_body">UserCreationForm has three fields: username, password1, and password2. AuthenticationForm has ? fields</text:p>
      <text:h text:style-name="Heading_20_4" text:outline-level="4">ChatGPT said:</text:h>
      <text:p text:style-name="Text_20_body">The <text:span text:style-name="Source_20_Text">AuthenticationForm</text:span> in Django is designed to handle user login, and it typically has the following fields:</text:p>
      <text:list xml:id="list3427311029" text:style-name="L9">
        <text:list-item>
          <text:p text:style-name="P28"><text:span text:style-name="Strong_20_Emphasis"><text:span text:style-name="Source_20_Text">username</text:span></text:span>: This field is used to input the username of the user trying to log in.</text:p>
        </text:list-item>
        <text:list-item>
          <text:p text:style-name="P18"><text:span text:style-name="Strong_20_Emphasis"><text:span text:style-name="Source_20_Text">password</text:span></text:span>: This field is used to input the user's password.</text:p>
        </text:list-item>
      </text:list>
      <text:p text:style-name="Text_20_body">So, in summary, <text:span text:style-name="Source_20_Text">AuthenticationForm</text:span> has <text:span text:style-name="Strong_20_Emphasis">two fields</text:span>:</text:p>
      <text:list xml:id="list3965616654" text:style-name="L10">
        <text:list-item>
          <text:p text:style-name="P29"><text:span text:style-name="Strong_20_Emphasis"><text:span text:style-name="Source_20_Text">username</text:span></text:span>: The username or email address for the user account.</text:p>
        </text:list-item>
        <text:list-item>
          <text:p text:style-name="P19"><text:span text:style-name="Strong_20_Emphasis"><text:span text:style-name="Source_20_Text">password</text:span></text:span>: The password associated with the user account.</text:p>
        </text:list-item>
      </text:list>
      <text:h text:style-name="Heading_20_3" text:outline-level="3">Default <text:span text:style-name="Source_20_Text">AuthenticationForm</text:span> Example</text:h>
      <text:p text:style-name="Text_20_body">Here’s how you would typically see these fields defined in the default <text:span text:style-name="Source_20_Text">AuthenticationForm</text:span>:</text:p>
      <text:p text:style-name="Preformatted_20_Text">python</text:p>
      <text:p text:style-name="Preformatted_20_Text">Copy code</text:p>
      <text:p text:style-name="P1"><text:soft-page-break/><text:span text:style-name="Source_20_Text">from django.contrib.auth.forms import AuthenticationForm</text:span></text:p>
      <text:p text:style-name="P1"/>
      <text:p text:style-name="P1"><text:span text:style-name="Source_20_Text">class CustomAuthenticationForm(AuthenticationForm):</text:span></text:p>
      <text:p text:style-name="P1"><text:span text:style-name="Source_20_Text"><text:s text:c="4"/>username = forms.CharField(</text:span></text:p>
      <text:p text:style-name="P1"><text:span text:style-name="Source_20_Text"><text:s text:c="8"/>label='Username',</text:span></text:p>
      <text:p text:style-name="P1"><text:span text:style-name="Source_20_Text"><text:s text:c="8"/>widget=forms.TextInput(attrs={'class': 'form-control', 'placeholder': 'Username'})</text:span></text:p>
      <text:p text:style-name="P1"><text:span text:style-name="Source_20_Text"><text:s text:c="4"/>)</text:span></text:p>
      <text:p text:style-name="P1"><text:span text:style-name="Source_20_Text"><text:s text:c="4"/>password = forms.CharField(</text:span></text:p>
      <text:p text:style-name="P1"><text:span text:style-name="Source_20_Text"><text:s text:c="8"/>label='Password',</text:span></text:p>
      <text:p text:style-name="P1"><text:span text:style-name="Source_20_Text"><text:s text:c="8"/>widget=forms.PasswordInput(attrs={'class': 'form-control', 'placeholder': 'Password'})</text:span></text:p>
      <text:p text:style-name="P2"><text:span text:style-name="Source_20_Text"><text:s text:c="4"/>)</text:span></text:p>
      <text:h text:style-name="Heading_20_3" text:outline-level="3">Fields Overview:</text:h>
      <text:list xml:id="list1872999860" text:style-name="L11">
        <text:list-item>
          <text:p text:style-name="P30"><text:span text:style-name="Strong_20_Emphasis"><text:span text:style-name="Source_20_Text">username</text:span></text:span>:</text:p>
          <text:list>
            <text:list-item>
              <text:p text:style-name="P30"><text:span text:style-name="Strong_20_Emphasis">Type</text:span>: <text:span text:style-name="Source_20_Text">CharField</text:span></text:p>
            </text:list-item>
            <text:list-item>
              <text:p text:style-name="P30"><text:span text:style-name="Strong_20_Emphasis">Purpose</text:span>: To collect the username or email address.</text:p>
            </text:list-item>
          </text:list>
        </text:list-item>
        <text:list-item>
          <text:p text:style-name="P30"><text:span text:style-name="Strong_20_Emphasis"><text:span text:style-name="Source_20_Text">password</text:span></text:span>:</text:p>
          <text:list>
            <text:list-item>
              <text:p text:style-name="P30"><text:span text:style-name="Strong_20_Emphasis">Type</text:span>: <text:span text:style-name="Source_20_Text">CharField</text:span></text:p>
            </text:list-item>
            <text:list-item>
              <text:p text:style-name="P20"><text:span text:style-name="Strong_20_Emphasis">Purpose</text:span>: To collect the password for the given username.</text:p>
            </text:list-item>
          </text:list>
        </text:list-item>
      </text:list>
      <text:h text:style-name="Heading_20_3" text:outline-level="3">Additional Customization</text:h>
      <text:p text:style-name="Text_20_body">If you need to customize the form, such as changing the labels, adding help texts, or customizing widgets, you can subclass <text:span text:style-name="Source_20_Text">AuthenticationForm</text:span> as shown above.</text:p>
      <text:p text:style-name="Text_20_body">In practical use, <text:span text:style-name="Source_20_Text">AuthenticationForm</text:span> simplifies the login process by focusing on these two essential pieces of information required for user authentication: the username and the password.</text:p>
      <text:h text:style-name="Heading_20_5" text:outline-level="5">You said:</text:h>
      <text:p text:style-name="Text_20_body">Form vs ModelForm in one line</text:p>
      <text:h text:style-name="Heading_20_4" text:outline-level="4">ChatGPT said:</text:h>
      <text:list xml:id="list3872045070" text:style-name="L12">
        <text:list-item>
          <text:p text:style-name="P31"><text:span text:style-name="Strong_20_Emphasis"><text:span text:style-name="Source_20_Text">Form</text:span></text:span>: A generic form for handling user input and validation.</text:p>
        </text:list-item>
        <text:list-item>
          <text:p text:style-name="P21"><text:span text:style-name="Strong_20_Emphasis"><text:span text:style-name="Source_20_Text">ModelForm</text:span></text:span>: A form specifically designed to create or update model instances, automatically handling model validation and saving.</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23T17:37:21.915760070</meta:creation-date>
    <dc:date>2024-08-23T17:48:30.188630047</dc:date>
    <meta:editing-duration>PT2M53S</meta:editing-duration>
    <meta:editing-cycles>2</meta:editing-cycles>
    <meta:generator>LibreOffice/6.4.7.2$Linux_X86_64 LibreOffice_project/40$Build-2</meta:generator>
    <meta:document-statistic meta:table-count="0" meta:image-count="0" meta:object-count="0" meta:page-count="11" meta:paragraph-count="402" meta:word-count="2223" meta:character-count="17687" meta:non-whitespace-character-count="14952"/>
  </office:meta>
</office:document-meta>
</file>